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3000002D5F4BAB6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32cm" svg:height="18.72cm" svg:x="3.81cm" svg:y="1.092cm">
          <draw:image xlink:href="Pictures/1000000000000313000002D5F4BAB6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e Laborie</meta:initial-creator>
    <meta:creation-date>2014-06-16T14:51:48.05</meta:creation-date>
    <meta:editing-duration>PT58S</meta:editing-duration>
    <meta:editing-cycles>2</meta:editing-cycles>
    <dc:date>2014-06-16T14:52:41.91</dc:date>
    <dc:creator>Philippe Laborie</dc:creator>
    <meta:document-statistic meta:object-count="24"/>
    <meta:generator>OpenOffice/4.1.0$Win32 OpenOffice.org_project/410m18$Build-9764</meta:generator>
  </office:meta>
</office:document-meta>
</file>